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10" svg:font-family="'LM Roman 10'" style:font-pitch="variable"/>
    <style:font-face style:name="LM Roman 101" svg:font-family="'LM Roman 10'" style:font-adornments="10 Regular" style:font-pitch="variable"/>
    <style:font-face style:name="Liberation Sans1" svg:font-family="'Liberation Sans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textarea-horizontal-align="center" draw:textarea-vertical-align="middle" draw:auto-grow-height="false" fo:padding-top="0.508cm" fo:wrap-option="wrap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 fo:wrap-option="wrap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none" draw:fill-color="#ffff99" draw:textarea-horizontal-align="justify" draw:textarea-vertical-align="middle" draw:auto-grow-height="false" fo:min-height="0cm" fo:min-width="0cm" fo:wrap-option="wrap"/>
    </style:style>
    <style:style style:name="gr8" style:family="graphic" style:parent-style-name="standard">
      <style:graphic-properties draw:stroke="none" draw:fill="none" fo:min-height="0.258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Bitstream Charter" fo:font-size="14pt" style:font-size-asian="14pt" style:font-size-complex="14pt"/>
    </style:style>
    <style:style style:name="P3" style:family="paragraph">
      <style:paragraph-properties fo:text-align="center"/>
      <style:text-properties style:font-name="LM Roman 101" fo:font-size="16pt" style:font-size-asian="16pt" style:font-size-complex="16pt"/>
    </style:style>
    <style:style style:name="P4" style:family="paragraph">
      <style:paragraph-properties fo:text-align="center"/>
      <style:text-properties style:font-name="LM Roman 101" fo:font-size="18pt" style:font-size-asian="18pt" style:font-size-complex="18pt"/>
    </style:style>
    <style:style style:name="T1" style:family="text">
      <style:text-properties style:font-name="Bitstream Charter" fo:font-size="14pt" style:font-size-asian="14pt" style:font-size-complex="14pt"/>
    </style:style>
    <style:style style:name="T2" style:family="text">
      <style:text-properties style:font-name="LM Roman 10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xml:id="id1" draw:id="id1" draw:layer="layout" svg:width="3.362cm" svg:height="0.848cm" svg:x="0.702cm" svg:y="1.435cm">
          <draw:text-box>
            <text:p text:style-name="P1"><text:span text:style-name="T1">ISS in C</text:span></text:p>
          </draw:text-box>
        </draw:frame>
        <draw:custom-shape draw:style-name="gr2" draw:text-style-name="P3" xml:id="id2" draw:id="id2" draw:layer="layout" svg:width="6.35cm" svg:height="2.152cm" svg:x="5.734cm" svg:y="0.836cm">
          <text:p text:style-name="P1"><text:span text:style-name="T1">CompCert C</text:span></text:p>
          <text:p text:style-name="P1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" draw:id="id4" draw:layer="layout" svg:width="5.533cm" svg:height="2.286cm" svg:x="6.143cm" svg:y="4.82cm">
          <text:p text:style-name="P1"><text:span text:style-name="T1">Executable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3" draw:id="id3" draw:layer="layout" svg:width="5.632cm" svg:height="2.54cm" svg:x="14.781cm" svg:y="0.642cm">
          <text:p text:style-name="P1"><text:span text:style-name="T1">ISS operational semantics (in Coq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5.562cm" svg:height="2.032cm" svg:x="14.816cm" svg:y="5.646cm">
          <text:p text:style-name="P1"><text:span text:style-name="T1">ARM architecture formal specific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762cm" svg:height="2.398cm" svg:x="16.764cm" svg:y="3.24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6" draw:text-style-name="P4" draw:layer="layout" draw:type="line" svg:x1="4.064cm" svg:y1="1.859cm" svg:x2="5.734cm" svg:y2="1.912cm" draw:start-shape="id1" draw:start-glue-point="1" draw:end-shape="id2" draw:end-glue-point="6" svg:d="m4064 1859 1670 53" svg:viewBox="0 0 1671 54">
          <text:p/>
        </draw:connector>
        <draw:connector draw:style-name="gr6" draw:text-style-name="P4" draw:layer="layout" draw:type="line" svg:x1="12.084cm" svg:y1="1.912cm" svg:x2="14.781cm" svg:y2="1.912cm" draw:start-shape="id2" draw:start-glue-point="10" draw:end-shape="id3" draw:end-glue-point="3" svg:d="m12084 1912h2697" svg:viewBox="0 0 2698 1">
          <text:p/>
        </draw:connector>
        <draw:connector draw:style-name="gr6" draw:text-style-name="P4" draw:layer="layout" draw:type="line" svg:x1="8.909cm" svg:y1="2.988cm" svg:x2="8.909cm" svg:y2="4.82cm" draw:start-shape="id2" draw:start-glue-point="8" draw:end-shape="id4" draw:end-glue-point="0" svg:d="m8909 2988v1832" svg:viewBox="0 0 1 1833">
          <text:p/>
        </draw:connector>
        <draw:custom-shape draw:style-name="gr7" draw:text-style-name="P2" draw:layer="layout" svg:width="3.81cm" svg:height="2.032cm" svg:x="1.27cm" svg:y="4.318cm">
          <text:p text:style-name="P1"><text:span text:style-name="T1">Integrated in SimSoC</text:span></text:p>
          <draw:enhanced-geometry svg:viewBox="0 0 21600 21600" draw:text-areas="800 800 20800 20800" draw:type="round-rectangular-callout" draw:modifiers="30713.8283914983 22014.36301032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2" draw:layer="layout" svg:width="4.88cm" svg:height="1.445cm" svg:x="16.966cm" svg:y="3.61cm">
          <draw:text-box>
            <text:p text:style-name="P1"><text:span text:style-name="T1">Coq Proof of Equivalence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Roman 10" svg:font-family="'LM Roman 10'" style:font-pitch="variable"/>
    <style:font-face style:name="LM Roman 101" svg:font-family="'LM Roman 10'" style:font-adornments="10 Regular" style:font-pitch="variable"/>
    <style:font-face style:name="Liberation Sans1" svg:font-family="'Liberation Sans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51cm" svg:stroke-color="#000000" draw:marker-start-width="0.279cm" draw:marker-start-center="false" draw:marker-end-width="0.279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4T16:21:04.427748830</meta:creation-date>
    <dc:date>2015-06-29T09:31:08.627201479</dc:date>
    <meta:editing-duration>PT8M15S</meta:editing-duration>
    <meta:editing-cycles>10</meta:editing-cycles>
    <meta:generator>LibreOffice/4.1.6.2$Linux_X86_64 LibreOffice_project/410m0$Build-2</meta:generator>
    <meta:document-statistic meta:object-count="34"/>
  </office:meta>
</office:document-meta>
</file>